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767cm" svg:height="3.585cm" svg:x="0.704cm" svg:y="0.6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1" draw:layer="layout" svg:width="0.538cm" svg:height="0.538cm" svg:x="3.541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538cm" svg:height="0.538cm" svg:x="4.257cm" svg:y="1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1.387cm 1.005cm" svg:x1="4.001cm" svg:y1="1.921cm" svg:x2="4.335cm" svg:y2="1.994cm" draw:start-shape="id1" draw:start-glue-point="9" draw:end-shape="id2" draw:end-glue-point="5" svg:d="m4001 1921c-136 0-113 22 4 30s330 0 330 43">
          <text:p/>
        </draw:connector>
        <draw:frame draw:style-name="gr4" draw:text-style-name="P3" draw:layer="layout" svg:width="2.441cm" svg:height="0.696cm" svg:x="6.133cm" svg:y="1.337cm">
          <draw:text-box>
            <text:p text:style-name="P2"><text:span text:style-name="T1">جگہیں تبدیل کر ک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halid khan</meta:initial-creator>
    <meta:creation-date>2011-02-25T16:05:46</meta:creation-date>
    <dc:date>2011-12-17T15:37:56</dc:date>
    <dc:creator>khalid </dc:creator>
    <meta:editing-duration>PT05H10M00S</meta:editing-duration>
    <meta:editing-cycles>23</meta:editing-cycles>
    <meta:generator>OpenOffice.org/3.2$Linux OpenOffice.org_project/320m12$Build-9483</meta:generator>
    <meta:document-statistic meta:object-count="5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 stretchy="false">(</mo>
              <mrow>
                <mi>X</mi>
                <mo stretchy="false">+</mo>
                <mi>Y</mi>
              </mrow>
              <mo stretchy="false">)</mo>
            </mrow>
            <mrow>
              <mrow>
                <mo stretchy="false">(</mo>
                <mrow>
                  <mi>X</mi>
                  <mo stretchy="false">+</mo>
                  <mi>Z</mi>
                </mrow>
                <mo stretchy="false">)</mo>
              </mrow>
              <mi mathvariant="normal">=</mi>
              <mrow>
                <mo stretchy="false">(</mo>
                <mrow>
                  <mi>X</mi>
                  <mo stretchy="false">+</mo>
                  <mi>Y</mi>
                </mrow>
                <mo stretchy="false">)</mo>
              </mrow>
            </mrow>
            <mrow>
              <mi>X</mi>
              <mo stretchy="false">+</mo>
              <mrow>
                <mo stretchy="false">(</mo>
                <mrow>
                  <mi>X</mi>
                  <mo stretchy="false">+</mo>
                  <mi>Y</mi>
                </mrow>
                <mo stretchy="false">)</mo>
              </mrow>
            </mrow>
            <mi>Z</mi>
            <mphantom>
              <mstyle>
                <mrow>
                  <mi mathvariant="italic">xxx</mi>
                </mrow>
              </mstyle>
            </mphantom>
            <mrow>
              <mn>14</mn>
              <mi mathvariant="normal">−</mi>
              <mi mathvariant="italic">قانون</mi>
            </mrow>
          </mrow>
        </mtd>
      </mtr>
      <mtr>
        <mtd>
          <mrow>
            <mrow>
              <mphantom>
                <mstyle>
                  <mrow>
                    <mrow>
                      <mrow>
                        <mo stretchy="false">(</mo>
                        <mrow>
                          <mi>X</mi>
                          <mo stretchy="false">+</mo>
                          <mi>Y</mi>
                        </mrow>
                        <mo stretchy="false">)</mo>
                      </mrow>
                      <mrow>
                        <mo stretchy="false">(</mo>
                        <mrow>
                          <mi>X</mi>
                          <mo stretchy="false">+</mo>
                          <mi>Z</mi>
                        </mrow>
                        <mo stretchy="false">)</mo>
                      </mrow>
                    </mrow>
                  </mrow>
                </mstyle>
              </mphantom>
              <mi mathvariant="normal">=</mi>
              <mrow>
                <mrow>
                  <mrow>
                    <mi mathvariant="italic">XX</mi>
                    <mo stretchy="false">+</mo>
                    <mi mathvariant="italic">YX</mi>
                  </mrow>
                  <mo stretchy="false">+</mo>
                  <mi mathvariant="italic">XZ</mi>
                </mrow>
                <mo stretchy="false">+</mo>
                <mi mathvariant="italic">YZ</mi>
              </mrow>
            </mrow>
            <mphantom>
              <mstyle>
                <mrow>
                  <mi mathvariant="italic">xxxxx</mi>
                </mrow>
              </mstyle>
            </mphantom>
            <mrow>
              <mn>4</mn>
              <mi mathvariant="normal">−</mi>
              <mi mathvariant="italic">قانون</mi>
            </mrow>
          </mrow>
        </mtd>
      </mtr>
      <mtr>
        <mtd>
          <mrow>
            <mrow>
              <mphantom>
                <mstyle>
                  <mrow>
                    <mrow>
                      <mrow>
                        <mo stretchy="false">(</mo>
                        <mrow>
                          <mi>X</mi>
                          <mo stretchy="false">+</mo>
                          <mi>Y</mi>
                        </mrow>
                        <mo stretchy="false">)</mo>
                      </mrow>
                      <mrow>
                        <mo stretchy="false">(</mo>
                        <mrow>
                          <mi>X</mi>
                          <mo stretchy="false">+</mo>
                          <mi>Z</mi>
                        </mrow>
                        <mo stretchy="false">)</mo>
                      </mrow>
                    </mrow>
                  </mrow>
                </mstyle>
              </mphantom>
              <mi mathvariant="normal">=</mi>
              <mrow>
                <mrow>
                  <mrow>
                    <mi>X</mi>
                    <mo stretchy="false">+</mo>
                    <mi mathvariant="italic">XY</mi>
                  </mrow>
                  <mo stretchy="false">+</mo>
                  <mi mathvariant="italic">XZ</mi>
                </mrow>
                <mo stretchy="false">+</mo>
                <mi mathvariant="italic">YZ</mi>
              </mrow>
            </mrow>
            <mphantom>
              <mstyle>
                <mrow>
                  <mi mathvariant="italic">xxxxxx</mi>
                </mrow>
              </mstyle>
            </mphantom>
          </mrow>
        </mtd>
      </mtr>
      <mtr>
        <mtd>
          <mrow>
            <mphantom>
              <mstyle>
                <mrow>
                  <mrow>
                    <mrow>
                      <mo stretchy="false">(</mo>
                      <mrow>
                        <mi>X</mi>
                        <mo stretchy="false">+</mo>
                        <mi>Y</mi>
                      </mrow>
                      <mo stretchy="false">)</mo>
                    </mrow>
                    <mrow>
                      <mo stretchy="false">(</mo>
                      <mrow>
                        <mi>X</mi>
                        <mo stretchy="false">+</mo>
                        <mi>Z</mi>
                      </mrow>
                      <mo stretchy="false">)</mo>
                    </mrow>
                  </mrow>
                </mrow>
              </mstyle>
            </mphantom>
            <mi mathvariant="normal">=</mi>
            <mrow>
              <mrow>
                <mrow>
                  <mi>X</mi>
                  <mo stretchy="false">+</mo>
                  <mi mathvariant="italic">XZ</mi>
                </mrow>
                <mo stretchy="false">+</mo>
                <mi mathvariant="italic">XY</mi>
              </mrow>
              <mo stretchy="false">+</mo>
              <mi mathvariant="italic">YZ</mi>
            </mrow>
          </mrow>
        </mtd>
      </mtr>
      <mtr>
        <mtd>
          <mrow>
            <mrow>
              <mphantom>
                <mstyle>
                  <mrow>
                    <mrow>
                      <mrow>
                        <mo stretchy="false">(</mo>
                        <mrow>
                          <mi>X</mi>
                          <mo stretchy="false">+</mo>
                          <mi>Y</mi>
                        </mrow>
                        <mo stretchy="false">)</mo>
                      </mrow>
                      <mrow>
                        <mo stretchy="false">(</mo>
                        <mrow>
                          <mi>X</mi>
                          <mo stretchy="false">+</mo>
                          <mi>Z</mi>
                        </mrow>
                        <mo stretchy="false">)</mo>
                      </mrow>
                    </mrow>
                  </mrow>
                </mstyle>
              </mphantom>
              <mi mathvariant="normal">=</mi>
              <mi>X</mi>
            </mrow>
            <mrow>
              <mrow>
                <mrow>
                  <mo stretchy="false">(</mo>
                  <mrow>
                    <mn>1</mn>
                    <mo stretchy="false">+</mo>
                    <mi>Z</mi>
                  </mrow>
                  <mo stretchy="false">)</mo>
                </mrow>
                <mo stretchy="false">+</mo>
                <mi mathvariant="italic">XY</mi>
              </mrow>
              <mo stretchy="false">+</mo>
              <mi mathvariant="italic">YZ</mi>
            </mrow>
            <mphantom>
              <mstyle>
                <mrow>
                  <mi mathvariant="italic">xxxxx</mi>
                </mrow>
              </mstyle>
            </mphantom>
            <mrow>
              <mn>7</mn>
              <mi mathvariant="normal">−</mi>
              <mi mathvariant="italic">قانون</mi>
            </mrow>
          </mrow>
        </mtd>
      </mtr>
      <mtr>
        <mtd>
          <mrow>
            <mphantom>
              <mstyle>
                <mrow>
                  <mrow>
                    <mrow>
                      <mo stretchy="false">(</mo>
                      <mrow>
                        <mi>X</mi>
                        <mo stretchy="false">+</mo>
                        <mi>Y</mi>
                      </mrow>
                      <mo stretchy="false">)</mo>
                    </mrow>
                    <mrow>
                      <mo stretchy="false">(</mo>
                      <mrow>
                        <mi>X</mi>
                        <mo stretchy="false">+</mo>
                        <mi>Z</mi>
                      </mrow>
                      <mo stretchy="false">)</mo>
                    </mrow>
                  </mrow>
                </mrow>
              </mstyle>
            </mphantom>
            <mi mathvariant="normal">=</mi>
            <mrow>
              <mrow>
                <mi>X</mi>
                <mo stretchy="false">+</mo>
                <mi mathvariant="italic">XY</mi>
              </mrow>
              <mo stretchy="false">+</mo>
              <mi mathvariant="italic">YZ</mi>
            </mrow>
          </mrow>
        </mtd>
      </mtr>
      <mtr>
        <mtd>
          <mrow>
            <mrow>
              <mphantom>
                <mstyle>
                  <mrow>
                    <mrow>
                      <mrow>
                        <mo stretchy="false">(</mo>
                        <mrow>
                          <mi>X</mi>
                          <mo stretchy="false">+</mo>
                          <mi>Y</mi>
                        </mrow>
                        <mo stretchy="false">)</mo>
                      </mrow>
                      <mrow>
                        <mo stretchy="false">(</mo>
                        <mrow>
                          <mi>X</mi>
                          <mo stretchy="false">+</mo>
                          <mi>Z</mi>
                        </mrow>
                        <mo stretchy="false">)</mo>
                      </mrow>
                    </mrow>
                  </mrow>
                </mstyle>
              </mphantom>
              <mi mathvariant="normal">=</mi>
              <mi>X</mi>
            </mrow>
            <mrow>
              <mrow>
                <mo stretchy="false">(</mo>
                <mrow>
                  <mn>1</mn>
                  <mo stretchy="false">+</mo>
                  <mi>Y</mi>
                </mrow>
                <mo stretchy="false">)</mo>
              </mrow>
              <mo stretchy="false">+</mo>
              <mi mathvariant="italic">YZ</mi>
            </mrow>
            <mphantom>
              <mstyle>
                <mrow>
                  <mi mathvariant="italic">xxxxxxxxxx</mi>
                </mrow>
              </mstyle>
            </mphantom>
            <mrow>
              <mn>7</mn>
              <mi mathvariant="normal">−</mi>
              <mi mathvariant="italic">قانون</mi>
            </mrow>
          </mrow>
        </mtd>
      </mtr>
      <mtr>
        <mtd>
          <mrow>
            <mphantom>
              <mstyle>
                <mrow>
                  <mrow>
                    <mrow>
                      <mo stretchy="false">(</mo>
                      <mrow>
                        <mi>X</mi>
                        <mo stretchy="false">+</mo>
                        <mi>Y</mi>
                      </mrow>
                      <mo stretchy="false">)</mo>
                    </mrow>
                    <mrow>
                      <mo stretchy="false">(</mo>
                      <mrow>
                        <mi>X</mi>
                        <mo stretchy="false">+</mo>
                        <mi>Z</mi>
                      </mrow>
                      <mo stretchy="false">)</mo>
                    </mrow>
                  </mrow>
                </mrow>
              </mstyle>
            </mphantom>
            <mi mathvariant="normal">=</mi>
            <mrow>
              <mi>X</mi>
              <mo stretchy="false">+</mo>
              <mi mathvariant="italic">YZ</mi>
            </mrow>
          </mrow>
        </mtd>
      </mtr>
    </mtable>
    <annotation encoding="StarMath 5.0">stack{
alignl (X+Y)(X+Z)=(X+Y)X+(X+Y)Z phantom{xxx} 14-قانون #
alignl phantom{(X+Y)(X+Z)}=XX+YX+XZ+YZ phantom{xxxxx} 4-قانون #
alignl phantom{(X+Y)(X+Z)}=X+XY+XZ+YZ phantom{xxxxxx} #
alignl phantom{(X+Y)(X+Z)}=X+XZ+XY+YZ #
alignl phantom{(X+Y)(X+Z)}=X(1+Z)+XY+YZ phantom{xxxxx}  7-قانون #
alignl phantom{(X+Y)(X+Z)}=X+XY+YZ  #
alignl phantom{(X+Y)(X+Z)}=X(1+Y)+YZ phantom{xxxxxxxxxx} 7-قانون #
alignl phantom{(X+Y)(X+Z)}=X+YZ
}</annotation>
  </semantics>
</math>
</file>